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Fett Kursiv" style:font-family-generic="swiss" style:font-pitch="variable"/>
    <style:font-face style:name="Arial4" svg:font-family="Arial" style:font-adornments="Kursiv"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8pt" style:font-size-asian="18pt" style:font-size-complex="18pt"/>
    </style:style>
    <style:style style:name="P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center" style:justify-single-word="false"/>
      <style:text-properties fo:font-size="16pt" officeooo:rsid="000b7d1a" officeooo:paragraph-rsid="000b7d1a" style:font-size-asian="16pt" style:font-size-complex="16pt"/>
    </style:style>
    <style:style style:name="P6" style:family="paragraph" style:parent-style-name="Text_20_body">
      <style:paragraph-properties fo:text-align="center" style:justify-single-word="false"/>
    </style:style>
    <style:style style:name="P7" style:family="paragraph" style:parent-style-name="Text_20_body">
      <style:text-properties officeooo:paragraph-rsid="000a1958"/>
    </style:style>
    <style:style style:name="P8" style:family="paragraph" style:parent-style-name="Text_20_body">
      <style:text-properties officeooo:rsid="002222a5" officeooo:paragraph-rsid="002222a5"/>
    </style:style>
    <style:style style:name="P9" style:family="paragraph" style:parent-style-name="Text_20_body">
      <style:text-properties officeooo:rsid="002926db" officeooo:paragraph-rsid="002926db"/>
    </style:style>
    <style:style style:name="P10" style:family="paragraph" style:parent-style-name="Text_20_body">
      <style:text-properties officeooo:rsid="002aea2c" officeooo:paragraph-rsid="002aea2c"/>
    </style:style>
    <style:style style:name="P11" style:family="paragraph" style:parent-style-name="Text_20_body">
      <style:text-properties officeooo:paragraph-rsid="0031e103"/>
    </style:style>
    <style:style style:name="P12" style:family="paragraph" style:parent-style-name="Text_20_body">
      <style:text-properties officeooo:rsid="003b8817" officeooo:paragraph-rsid="00422838"/>
    </style:style>
    <style:style style:name="P13" style:family="paragraph" style:parent-style-name="Text_20_body">
      <style:text-properties officeooo:rsid="003d63ca" officeooo:paragraph-rsid="00422838"/>
    </style:style>
    <style:style style:name="P14" style:family="paragraph" style:parent-style-name="Text_20_body">
      <style:text-properties officeooo:rsid="00545374" officeooo:paragraph-rsid="00545374"/>
    </style:style>
    <style:style style:name="P15" style:family="paragraph" style:parent-style-name="Text_20_body">
      <style:text-properties officeooo:rsid="00530555" officeooo:paragraph-rsid="005eadb9"/>
    </style:style>
    <style:style style:name="P16" style:family="paragraph" style:parent-style-name="Text_20_body">
      <style:text-properties officeooo:rsid="006336fc" officeooo:paragraph-rsid="006c49d9"/>
    </style:style>
    <style:style style:name="P17" style:family="paragraph" style:parent-style-name="Text_20_body">
      <style:text-properties officeooo:rsid="006cc5e2" officeooo:paragraph-rsid="006cc5e2"/>
    </style:style>
    <style:style style:name="P18" style:family="paragraph" style:parent-style-name="Standard">
      <style:text-properties fo:font-size="10pt"/>
    </style:style>
    <style:style style:name="P19" style:family="paragraph" style:parent-style-name="Standard">
      <style:text-properties fo:font-size="10pt" officeooo:paragraph-rsid="000a1958"/>
    </style:style>
    <style:style style:name="P20" style:family="paragraph" style:parent-style-name="Standard">
      <style:text-properties fo:font-size="10pt" officeooo:rsid="00276ccd" officeooo:paragraph-rsid="00291e11"/>
    </style:style>
    <style:style style:name="P21" style:family="paragraph" style:parent-style-name="Standard">
      <style:text-properties fo:font-size="10pt" officeooo:rsid="002a68c7" officeooo:paragraph-rsid="002a68c7"/>
    </style:style>
    <style:style style:name="P22" style:family="paragraph" style:parent-style-name="Standard">
      <style:text-properties fo:font-size="10pt" officeooo:rsid="002f7ee5" officeooo:paragraph-rsid="002f7ee5"/>
    </style:style>
    <style:style style:name="P23" style:family="paragraph" style:parent-style-name="Standard">
      <style:text-properties fo:font-size="10pt" officeooo:rsid="002fd976" officeooo:paragraph-rsid="002fd976"/>
    </style:style>
    <style:style style:name="P24" style:family="paragraph" style:parent-style-name="Standard">
      <style:text-properties fo:font-size="10pt" officeooo:rsid="00355a63" officeooo:paragraph-rsid="00355a63"/>
    </style:style>
    <style:style style:name="P25" style:family="paragraph" style:parent-style-name="Standard">
      <style:text-properties fo:font-size="10pt" officeooo:rsid="0057cb88" officeooo:paragraph-rsid="0057cb88"/>
    </style:style>
    <style:style style:name="P26" style:family="paragraph" style:parent-style-name="Standard">
      <style:text-properties officeooo:paragraph-rsid="00355a63"/>
    </style:style>
    <style:style style:name="P27" style:family="paragraph" style:parent-style-name="Contents_20_1">
      <style:paragraph-properties>
        <style:tab-stops>
          <style:tab-stop style:position="1.6cm"/>
          <style:tab-stop style:position="14.501cm" style:type="right" style:leader-style="dotted" style:leader-text="."/>
        </style:tab-stops>
      </style:paragraph-properties>
    </style:style>
    <style:style style:name="P28" style:family="paragraph" style:parent-style-name="Contents_20_2">
      <style:paragraph-properties>
        <style:tab-stops>
          <style:tab-stop style:position="1.6cm"/>
          <style:tab-stop style:position="14.501cm" style:type="right" style:leader-style="dotted" style:leader-text="."/>
        </style:tab-stops>
      </style:paragraph-properties>
    </style:style>
    <style:style style:name="P29" style:family="paragraph" style:parent-style-name="Contents_20_3">
      <style:paragraph-properties>
        <style:tab-stops>
          <style:tab-stop style:position="1.6cm"/>
          <style:tab-stop style:position="14.501cm" style:type="right" style:leader-style="dotted" style:leader-text="."/>
        </style:tab-stops>
      </style:paragraph-properties>
    </style:style>
    <style:style style:name="P30" style:family="paragraph" style:parent-style-name="Text_20_body" style:master-page-name="Index">
      <style:paragraph-properties style:page-number="auto"/>
    </style:style>
    <style:style style:name="P31" style:family="paragraph" style:parent-style-name="Heading_20_1">
      <style:text-properties officeooo:rsid="000a1958" officeooo:paragraph-rsid="000a1958"/>
    </style:style>
    <style:style style:name="P32" style:family="paragraph" style:parent-style-name="Heading_20_1" style:master-page-name="Standard">
      <style:paragraph-properties style:page-number="auto"/>
      <style:text-properties officeooo:paragraph-rsid="00202a40"/>
    </style:style>
    <style:style style:name="P33" style:family="paragraph" style:parent-style-name="Heading_20_2">
      <style:text-properties officeooo:rsid="000a1958" officeooo:paragraph-rsid="000a1958"/>
    </style:style>
    <style:style style:name="P34" style:family="paragraph" style:parent-style-name="Heading_20_3">
      <style:text-properties officeooo:paragraph-rsid="00276ccd"/>
    </style:style>
    <style:style style:name="T1" style:family="text">
      <style:text-properties officeooo:rsid="00053fe4"/>
    </style:style>
    <style:style style:name="T2" style:family="text">
      <style:text-properties officeooo:rsid="000a1958"/>
    </style:style>
    <style:style style:name="T3" style:family="text">
      <style:text-properties officeooo:rsid="000b7d1a"/>
    </style:style>
    <style:style style:name="T4" style:family="text">
      <style:text-properties officeooo:rsid="000e8720"/>
    </style:style>
    <style:style style:name="T5" style:family="text">
      <style:text-properties officeooo:rsid="000f6064"/>
    </style:style>
    <style:style style:name="T6" style:family="text">
      <style:text-properties officeooo:rsid="000faab6"/>
    </style:style>
    <style:style style:name="T7" style:family="text">
      <style:text-properties officeooo:rsid="001d7df9"/>
    </style:style>
    <style:style style:name="T8" style:family="text">
      <style:text-properties officeooo:rsid="001eefa3"/>
    </style:style>
    <style:style style:name="T9" style:family="text">
      <style:text-properties officeooo:rsid="002380ed"/>
    </style:style>
    <style:style style:name="T10" style:family="text">
      <style:text-properties officeooo:rsid="00291e11"/>
    </style:style>
    <style:style style:name="T11" style:family="text">
      <style:text-properties officeooo:rsid="002f7ee5"/>
    </style:style>
    <style:style style:name="T12" style:family="text">
      <style:text-properties officeooo:rsid="00300e30"/>
    </style:style>
    <style:style style:name="T13" style:family="text">
      <style:text-properties officeooo:rsid="0030f62f"/>
    </style:style>
    <style:style style:name="T14" style:family="text">
      <style:text-properties officeooo:rsid="0031e103"/>
    </style:style>
    <style:style style:name="T15" style:family="text">
      <style:text-properties fo:font-size="10pt" officeooo:rsid="00355a63"/>
    </style:style>
    <style:style style:name="T16" style:family="text">
      <style:text-properties officeooo:rsid="003d63ca"/>
    </style:style>
    <style:style style:name="T17" style:family="text">
      <style:text-properties officeooo:rsid="00435026"/>
    </style:style>
    <style:style style:name="T18" style:family="text">
      <style:text-properties officeooo:rsid="004ff0c9"/>
    </style:style>
    <style:style style:name="T19" style:family="text">
      <style:text-properties officeooo:rsid="0051c510"/>
    </style:style>
    <style:style style:name="T20" style:family="text">
      <style:text-properties officeooo:rsid="00545374"/>
    </style:style>
    <style:style style:name="T21" style:family="text">
      <style:text-properties officeooo:rsid="005682fd"/>
    </style:style>
    <style:style style:name="T22" style:family="text">
      <style:text-properties officeooo:rsid="00599273"/>
    </style:style>
    <style:style style:name="T23" style:family="text">
      <style:text-properties officeooo:rsid="005eb0fc"/>
    </style:style>
    <style:style style:name="T24" style:family="text">
      <style:text-properties officeooo:rsid="0061f61c"/>
    </style:style>
    <style:style style:name="T25" style:family="text">
      <style:text-properties officeooo:rsid="006448c8"/>
    </style:style>
    <style:style style:name="T26" style:family="text">
      <style:text-properties officeooo:rsid="006d2767"/>
    </style:style>
    <style:style style:name="T27" style:family="text">
      <style:text-properties officeooo:rsid="006e7018"/>
    </style:style>
    <style:style style:name="T28" style:family="text">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Text_20_body"/>
      <text:p text:style-name="Text_20_body"/>
      <text:p text:style-name="P2"/>
      <text:p text:style-name="P2"/>
      <text:p text:style-name="Text_20_body"/>
      <text:p text:style-name="P3"><text:title>Robotik</text:title><text:s/></text:p>
      <text:p text:style-name="P2"/>
      <text:p text:style-name="P4"/>
      <text:p text:style-name="P4"/>
      <text:p text:style-name="P4"/>
      <text:p text:style-name="P4"/>
      <text:p text:style-name="P4"/>
      <text:p text:style-name="P4">Vorgelegt von</text:p>
      <text:p text:style-name="P5">Georg Benedikt Grieger</text:p>
      <text:p text:style-name="P5">Klasse 10/4</text:p>
      <text:p text:style-name="P4">Gymnasium Dresden-Bühlau</text:p>
      <text:p text:style-name="P4">bei <text:span text:style-name="T3">Herrn Wittkowski</text:span></text:p>
      <text:p text:style-name="P4"/>
      <text:p text:style-name="P4"/>
      <text:p text:style-name="P4">[Datum der Abgabe]</text:p>
      <text:p text:style-name="P2"/>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ab-stop style:type="left" style:position="1.6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6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6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27"><text:s/>1 <text:s text:c="2"/><text:tab/>Einleitung<text:tab/>3</text:p>
          <text:p text:style-name="P27"><text:s/>2 <text:s text:c="2"/><text:tab/>Geschichte der Robotik<text:tab/>4</text:p>
          <text:p text:style-name="P28"><text:s/>2.1 <text:s/><text:tab/>Vergangenheit<text:tab/>4</text:p>
          <text:p text:style-name="P28"><text:s/>2.2 <text:s/><text:tab/>Gegenwart<text:tab/>6</text:p>
          <text:p text:style-name="P28"><text:s/>2.3 <text:s/><text:tab/>Zukunft<text:tab/>6</text:p>
          <text:p text:style-name="P27"><text:s/>3 <text:s text:c="2"/><text:tab/>Anwendungsfelder von Robotern<text:tab/>6</text:p>
          <text:p text:style-name="P28"><text:s/>3.1 <text:s/><text:tab/>Industrieroboter<text:tab/>6</text:p>
          <text:p text:style-name="P28"><text:s/>3.2 <text:s/><text:tab/>Roboter in der Wissenschaft<text:tab/>6</text:p>
          <text:p text:style-name="P28"><text:s/>3.3 <text:s/><text:tab/>Roboter in der Medizin<text:tab/>6</text:p>
          <text:p text:style-name="P28"><text:s/>3.4 <text:s/><text:tab/>Haushaltsroboter<text:tab/>6</text:p>
          <text:p text:style-name="P27"><text:s/>4 <text:s text:c="2"/><text:tab/> Aufbau eines Roboters anhand eines Futterautomaten<text:tab/>6</text:p>
          <text:p text:style-name="P28"><text:s/>4.1 <text:s/><text:tab/>Mechanischer Aufbau<text:tab/>6</text:p>
          <text:p text:style-name="P28"><text:s/>4.2 <text:s/><text:tab/>Elektronische Komponenten<text:tab/>6</text:p>
          <text:p text:style-name="P29"><text:s/>4.2.1 <text:s/><text:tab/>Schaltplan<text:tab/>6</text:p>
          <text:p text:style-name="P29"><text:s/>4.2.2 <text:s/><text:tab/>Raspberry Pi<text:tab/>6</text:p>
          <text:p text:style-name="P29"><text:s/>4.2.3 <text:s/><text:tab/>Motor<text:tab/>7</text:p>
          <text:p text:style-name="P29"><text:s/>4.2.4 <text:s/><text:tab/>Wägezelle<text:tab/>7</text:p>
          <text:p text:style-name="P29"><text:s/>4.2.5 <text:s/><text:tab/>HX711 Lastzellenverstärker<text:tab/>7</text:p>
          <text:p text:style-name="P28"><text:s/>4.3 <text:s/><text:tab/>Erläuterung des Codes<text:tab/>7</text:p>
          <text:p text:style-name="P27"><text:s/>5 <text:s text:c="2"/><text:tab/>Zusammenfassung<text:tab/>7</text:p>
          <text:p text:style-name="P27"><text:s/>6 <text:s text:c="2"/><text:tab/>Literaturverzeichnis<text:tab/>7</text:p>
          <text:p text:style-name="P27"><text:s/>7 <text:s text:c="2"/><text:tab/>Abbildungsverzeichnis<text:tab/>8</text:p>
          <text:p text:style-name="P27"><text:s/>8 <text:s text:c="2"/><text:tab/>Abkürzungsverzeichnis<text:tab/>8</text:p>
          <text:p text:style-name="P27"><text:s/>9 <text:s text:c="2"/><text:tab/> Anhang<text:tab/>8</text:p>
        </text:index-body>
      </text:table-of-content>
      <text:p text:style-name="Text_20_body"/>
      <text:h text:style-name="P32" text:outline-level="1"><text:span text:style-name="T1">Ei</text:span>nleitung</text:h>
      <text:p text:style-name="P12">Bis vor einigen Jahr<text:span text:style-name="T17">­</text:span>zehnten mussten Arbeiter in Fabriken und Betrieben noch unter schwersten Bedingungen arbeiten. <text:span text:style-name="T16">Haushalts­aufgaben, wie das Wäsche­waschen oder das Weg­kehren von Staub beanspruchten viel Zeit, welche man anders hätte nutzen können. Doch durch wissen­schaftliche Fort­schritte wurden Auto­maten und Roboter erfunden, welche dem Menschen diese Arbeiten erleichterten oder sogar abnehmen können. So wurden Roboter <text:s/>gebaut, welche z. B. selbst­ständig den Rasen mähen, Wissenschaftlern helfen die Tiefen des Meeres zu er­forschen, Ärzte bei Operationen unterstützen oder wesentliche Schritte bei der Herstellung eines Autos übernehmen. Ich kann mir auch sehr gut vorstellen, dass Roboter in den kommenden Jahren immer bedeutendere <text:s/>Aufgaben in neuen Aufgaben­feldern über­nehmen werden.</text:span></text:p>
      <text:p text:style-name="P13">Ich möchte in meiner Komplexen Leistung u. a. die Geschichte der Roboter und Automaten genauer betrachten. Des weiteren <text:span text:style-name="T24">habe</text:span> ich <text:span text:style-name="T24">vor</text:span> Anwendungsbereiche und Aufgaben­felder von Robotern in der Gegen­wart untersuchen und mich mit möglichen Entwicklungen in der Zukunft auseinander setzen. Anschließend habe ich mir als Ziel gesetzt, herauszufinden, ob es sich lohnt, einen Roboter selbst zu bauen. Für diesen Zweck habe ich einen Roboter konstruiert, welcher selbstständig den Futternapf meiner Katze auffüllt, sobald dieser fast leer ist. Dabei habe ich verschiedene elektrische Bauelemente betrachtet, um herauszufinden welche be­sonders geeignet sind, um einen solchen Roboter anzufertigen. Das Bauen eines Roboters war für mich besonders interessant, da mein persönliches Interesse für Projekte in diesem Themenbereich sehr groß ist. Ich habe schon viele ähnliche Projekte gesehen, welche mich <text:span text:style-name="T18">inspirierten</text:span>, ein solches Projekt auch selber zu ver­wirklichen. <text:span text:style-name="T19">Besonders interessant finde ich die Kombination aus Informatik und Elektronik, da ich diese Themengebiete</text:span> Außerdem kann ich mir auch gut vorstellen, ein Studium oder eine fachliche Ausbildung Bereich der Elektronik oder Informatik aufzunehmen. Aus meinem Praktikum in der 9. Klasse konnte ich einige Fertigkeiten mitnehmen, welche mir in der Komplexen Leistung weiterhalfen.</text:p>
      <text:h text:style-name="P31" text:outline-level="1"><text:soft-page-break/>Geschichte der Robotik</text:h>
      <text:h text:style-name="P33" text:outline-level="2">Vergangenheit</text:h>
      <text:p text:style-name="P11">Frühere Roboter unterschieden sich noch stark von den heutigen. Heutzutage stellt man sich unter einem Roboter eine elektrische Anlage vor, welche im Stande ist, hoch komplexe Aufgaben zu erledigen <text:span text:style-name="T11">(vgl. </text:span><text:a xlink:type="simple" xlink:href="https://de.wikipedia.org/" text:style-name="Internet_20_link" text:visited-style-name="Visited_20_Internet_20_Link"><text:span text:style-name="T11">https://de.wikipedia.org</text:span></text:a><text:span text:style-name="T11">, WIKIMEDIA FOUNDATION INC. 2018)</text:span>. Damals konnte man höchstens von Auto<text:span text:style-name="T4">­</text:span>maten sprechen. <text:span text:style-name="T7">Ein Automat ist eine Maschine, </text:span>die vorbestimmte Abläufe selbst<text:span text:style-name="T7">­st</text:span>ändig ausführen <text:span text:style-name="T7">kann</text:span>. So <text:span text:style-name="T7">auch</text:span> im alten Ägypten, wo Priester <text:span text:style-name="T7">z.B.</text:span> Masken und Teile von Statuen bewegten, um ihre „Macht“ zu demonstrieren. <text:span text:style-name="T7">Spätere</text:span> Fort<text:span text:style-name="T4">­</text:span>schritt<text:span text:style-name="T7">e</text:span> waren einfache Uhren oder Wasser<text:span text:style-name="T4">­</text:span>orgeln <text:span text:style-name="T12">(vgl. ICHBIAH 2005, S</text:span>.<text:span text:style-name="T13">12/13).</text:span> In der Renaissance wurden Auto<text:span text:style-name="T4">­</text:span>maten vor allem zur Unter<text:span text:style-name="T4">­</text:span>haltung genutzt, so ließ z.B. Ludwig XII. um 1500 einen mechanischen Löwen konstruieren oder Jacques de Vaucanson baute eine mechanische Ente, welche Korn aß und zer<text:span text:style-name="T4">­</text:span>mahlenen Brei ausschied <text:span text:style-name="T13">(vgl. ICHBIAH 2005, S.16/17)</text:span>. Im 18. Jahrhundert konstruierten der Schweizer Uhr<text:span text:style-name="T4">­</text:span>macher Pierre Jaquet-<text:span text:style-name="T7">­</text:span>Droz und sein Sohn drei menschen<text:span text:style-name="T4">­</text:span>ähnliche Auto<text:span text:style-name="T4">­</text:span>maten, welche zeichnen, schreiben und Cembalo spielen konnten. Andere Uhr<text:span text:style-name="T4">­</text:span>macher des 18. Jahrhunderts versuchten, die bis dahin großen Turm<text:span text:style-name="T4">­</text:span>uhren <text:span text:style-name="T7">in das Format einer Taschenuhr zu passen</text:span>. Mitte des 19. Jahrhunderts erlange der japanische Uhr<text:span text:style-name="T4">­</text:span>macher Takeda Omi mit seinem mecha<text:span text:style-name="T7">­</text:span>nischen Puppen<text:span text:style-name="T4">­</text:span>theater große Berühmtheit, während in Europa viele Auto<text:span text:style-name="T4">­</text:span>maten auftraten, die Zauber<text:span text:style-name="T4">­</text:span>kunststücke vorführten <text:span text:style-name="T12">(vgl. ICHBIAH 2005, S</text:span>.<text:span text:style-name="T13">19)</text:span>. Anfang des 20. Jahrhunderts waren nicht mehr so viele Menschen von Auto<text:span text:style-name="T4">­</text:span>maten fasziniert, und sie wurden haupt<text:span text:style-name="T7">­</text:span>sächlich nur noch für Werbe<text:span text:style-name="T4">­</text:span>zwecke eingesetzt. So konnte man z.B. Auto<text:span text:style-name="T4">­</text:span>maten dabei zusehen, wie sie gegen Schau<text:span text:style-name="T4">­</text:span>fenster<text:span text:style-name="T4">­</text:span>scheiben klopften, um Kunden anzulocken. Zur selben Zeit wurden allerdings auch erstmals roboter<text:span text:style-name="T4">­</text:span>ähnliche Maschinen entwickelt. 1915 <text:span text:style-name="T7">entwickelten</text:span> Hammond und Miessner ein Hund, welcher <text:span text:style-name="T7">in der Lage war,</text:span> Licht <text:span text:style-name="T7">zu</text:span> folg<text:span text:style-name="T7">en</text:span>. Dieser entsch<text:span text:style-name="T7">ie</text:span>d sich vom bisherigen Auto<text:span text:style-name="T4">­</text:span>maten, indem er einen Sensor besaß und <text:span text:style-name="T8">mit dessen Hilfe</text:span> auf Umwelt<text:span text:style-name="T4">­</text:span>einflüsse reagier<text:span text:style-name="T8">en konnte (vgl. ICHBIAH 2005, S.20)</text:span>. Die ersten Roboter<text:span text:style-name="T4">­</text:span>arme wurden im Verlauf des zweiten Weltkriegs 1954 von dem Amerikaner Raymond Goertz entwickelt und gebaut. Er kam auf die Idee, die Zangen, welche von Wissenschaftlern genutzt wurden, um mit radioaktiven Stoffen zu hantieren mit Motoren zu versehen, um eine leichte Bedienung über große Entfernung zu ermöglichen <text:span text:style-name="T12">(vgl. ICHBIAH 2005, S</text:span>.<text:span text:style-name="T14">26)</text:span>. Dann <text:soft-page-break/>war die Zeit gekommen, in der Roboter den Markt erreichten. Diese ersten Roboter wurden als Roboter der ersten Generation bezeichnet. Sie bestanden zwar aus elektronischen Bau<text:span text:style-name="T5">­</text:span>teilen, aber waren noch eher mit Auto<text:span text:style-name="T5">­</text:span>maten als mit Robotern verwandt, da sie noch nicht mit Sensoren auf ihre Umwelt reagieren- und nur fest<text:span text:style-name="T5">­</text:span>gelegte Handlungs<text:span text:style-name="T5">­</text:span>abfolgen ausführen konnten. Die erste Firma, welche anfing solche Roboter zu entwickeln, war die Firma „Unimon“. Sie wurde 1958 Von Joseph F. Engelberger gegründet, und sie brachten 1961 ihr erstes Produkt, den „Unimate“, auf den Markt. Dieser rund 1,5t schwere Gelenk<text:span text:style-name="T5">­</text:span>arm wurde erstmals von „General Motors“ an Form<text:span text:style-name="T5">­</text:span>guss<text:span text:style-name="T5">­</text:span>pressen in der Fabrik eingesetzt, und war in der Lage, ein 150kg schweres Stück Guss<text:span text:style-name="T5">­</text:span>eisen zu bewegen. Das Patent für diesen Roboter war 1961 das erste seiner Art. Andere Firmen folgten in den Folge<text:span text:style-name="T5">­</text:span>jahren dem Erfolg von Unimon, und Firmen wie „AMF“ bauten ihre eigenen Industrie<text:span text:style-name="T5">­</text:span>roboter. <text:span text:style-name="T8">Diese waren</text:span> meist Gelenk<text:span text:style-name="T5">­</text:span>arme, die in der Auto<text:span text:style-name="T5">­</text:span>mobil<text:span text:style-name="T5">­</text:span>industrie für Schweiß<text:span text:style-name="T5">­</text:span>arbeiten am Montage<text:span text:style-name="T5">­</text:span>band- oder zum Lackieren genutzt wurden <text:span text:style-name="T12">(vgl. ICHBIAH 2005, S</text:span>.<text:span text:style-name="T14">28)</text:span>. <text:span text:style-name="T6">Roboter der zweiten Generation waren ihren Vorgängen in einem Aspekt überlegen: sie besaßen Sensoren und konnten somit auf Umwelteinflüsse reagieren. Der erste Roboter der zweiten Generation war „Shakey“. Er wurde von Wissenschaftlern des Stanford Research Institute gebaut und war in der Lage, sich aus eigenem Antrieb zu bewegen (vgl. ICHBIAH 2005, S.29). In der Mitte der 1970er Jahre wurde der erste Micro­computer gebaut, welcher das letzte benötigte Bau­element für moderne Roboter war. Durch ihn war es möglich, Roboter mit Intelligenz auszustatten, sodass sie viele Auf­gaben selbst­ständig erledigen konnten. Ab nun sprach man von Robotern der dritten Generation. Ein erster Vertreter dieser Generation war „Wabot-1“, der 1973 an der japanischen Uni­versität von Waseda konstruiert wurde. Er besaß schon einige visuelle Wahr­nehmungs­fähigkeiten, konnte Gegen­stände greifen, sich vorwärts bewegen oder einfache Gespräche auf Japanisch führen. Nun konnte man Roboter in vielen Anwendungsbereichen wie Krankenpflege, Forschung oder Sicherheit finden (vgl. ICHBIAH 2005, S.30). <text:s/>In den 1990er Jahren wurden Roboter in immer höheren Zahlen ver­kauft. 1997 wurde ein Roboter­fahrzeug bei der Mission „Pathfinder“ auf den Mars entsandt, um Infor­mationen zu sammeln. Die ersten Humanoiden wurden von von der Universität von Tokio und Honda um die Jahrhundertwende entwickelt, und langsam wurden Roboter auch für Haushaltsaufgaben lukrativ (vgl. ICHBIAH 2005, S.31). </text:span></text:p>
      <text:h text:style-name="P33" text:outline-level="2"><text:soft-page-break/><office:annotation><dc:creator>Unbekannter Autor</dc:creator><dc:date>2018-09-28T09:06:59.705000000</dc:date><text:p><text:span text:style-name="T28">Wenig, verweis auf 3. Militär evtl erwähnen</text:span></text:p></office:annotation>Gegenwart</text:h>
      <text:p text:style-name="P8">//Boston Dynamics</text:p>
      <text:p text:style-name="P8"><text:span text:style-name="T20">//E</text:span>lon musk →<text:span text:style-name="T27">zitat </text:span><text:s/>ki</text:p>
      <text:h text:style-name="P33" text:outline-level="2"><office:annotation><dc:creator>Unbekannter Autor</dc:creator><dc:date>2018-09-28T09:07:09.010000000</dc:date><text:p><text:span text:style-name="T28">Roboter-G-T-E S.492f</text:span></text:p></office:annotation>Zukunft</text:h>
      <text:p text:style-name="P8">//ki</text:p>
      <text:h text:style-name="P31" text:outline-level="1">Anwendungsfelder von Robotern</text:h>
      <text:h text:style-name="Heading_20_2" text:outline-level="2"><office:annotation><dc:creator>Unbekannter Autor</dc:creator><dc:date>2018-09-28T09:07:22.605000000</dc:date><text:p><text:span text:style-name="T28">Roboter G-T-E S.204f ; Industrieroboter S. 1-3, 265f</text:span></text:p></office:annotation>Industrieroboter</text:h>
      <text:h text:style-name="Heading_20_2" text:outline-level="2"><office:annotation><dc:creator>Unbekannter Autor</dc:creator><dc:date>2018-09-28T09:07:42.986000000</dc:date><text:p><text:span text:style-name="T28">Roboter GTE S. 256</text:span></text:p></office:annotation>Roboter in der Wissenschaf<text:span text:style-name="T2">t</text:span></text:h>
      <text:p text:style-name="P17">In wissenschaftliche Forschungen fließen viele finanzielle Mittel, um neue Erkenntnisse zu gewinnen. Dabei werden immer neuere Verfahren und Hilfsmittel benutzt, <text:span text:style-name="T26">unter anderem auch Roboter. Sie werden meistens dann eingesetzt, wenn Menschen nicht weiter kommen und so z.B. im Weltall.</text:span></text:p>
      <text:h text:style-name="Heading_20_2" text:outline-level="2">Roboter in der Medizin</text:h>
      <text:p text:style-name="P16"><text:span text:style-name="T25">Bis Mitte der 1980er Jahre</text:span> war es fest undenkbar, doch jetzt ist es die Realität: <text:span text:style-name="T25">Roboter nehmen Operationen an Menschen vor. Hierbei handelt der Roboter natürlich nicht autonom, sondern wird von einem Artzt gesteuert. Dieser sitzt an einer Konsole und gibt dem Roboter über diese Befehle, wie er seine mechanischen Arme bewegen soll <text:s/>(vgl. ICHBIAH 2005, S.352). Dies ermöglicht minimalinvasive Eingriffe, also Operationen, bei denen nur kleinste Wunden entstehen und der Patient viel schneller genesen kann. <text:s/>Bei diesen minimalinvasiven Operationen müssen nur drei, fünf Millimeter große Schnitte vorgenommen werden. Zwei Schnitte dienen als Öffnungen für zwei kleine Gelenkarme mit Werkzeug, durch den dritten Schnitt wird eine Kamera mit Glasfaserkabel eingeführt. Dadurch, dass der Chirurg nicht neben dem Patienten stehen muss, sondern an einer Konsole operieren kann, sind lange Operationen für den Chirurgen nicht so ermüdend. Des weiteren filtert der Roboter das zittern der Hände des Chirurgen heraus. Diese beiden Maßnahmen tragen wesentlich zur Sicherheit des Patienten bei (vgl. ICHBIAH 2005, S.353). So liegt z.B. die Komplikationsrate von Bauchspiegelungen <text:s/>nur noch bei sechs- im Vergleich zu 19 Prozent und nur zehn- anstatt 56 Prozent </text:span><text:soft-page-break/><text:span text:style-name="T25">der Patienten benötigen nach einer Operation noch eine Transfusion. Des weiteren können sie ihr normales Leben nach bereits 27- antatt 52 Tagen aufnehmen (vgl. ICHBIAH 2005, S.366). Da der Chirurg nicht mehr direkt neben dem Patienten stehen muss und seine Augen praktisch durch eine Kamera ersetzt wurden, ist es nun möglich, aus der Ferne zu operieren. Die Kamera liefert außerdem ein Bild, welches schärfer ist, als dass was der Chirurg mit bloßem Auge erkennen könnte und er kann gegebenenfalls für eine Detailbetrachtung heranzoomen. Der erste Ferneingriff erfolgte 2001 von Jaques Marescaux, welcher aus New York eine Patientin in Straßburg behandelte (vgl. ICHBIAH 2005, S.361). Allerdings gibt es auch Nachteile, z.B. bekommen operierende Chirurgen noch keine haptische Rückmeldung, doch an einer Lösung für dieses Problem wird bereits geforscht und es gibt schon Prototypen, welche diese Schwachstelle beheben sollen (vgl. ICHBIAH 2005, S.367).</text:span></text:p>
      <text:h text:style-name="Heading_20_2" text:outline-level="2"><office:annotation><dc:creator>Unbekannter Autor</dc:creator><dc:date>2018-09-28T09:08:09.954000000</dc:date><text:p><text:span text:style-name="T28">Roboter GTE S. 156</text:span></text:p></office:annotation>Haushaltsroboter</text:h>
      <text:h text:style-name="Heading_20_1" text:outline-level="1"><text:s/>Aufbau eines Roboters anhand eines Futterautomaten</text:h>
      <text:h text:style-name="Heading_20_2" text:outline-level="2">Mechanischer Aufbau</text:h>
      <text:h text:style-name="Heading_20_2" text:outline-level="2">Elektronische Komponenten</text:h>
      <text:h text:style-name="Heading_20_3" text:outline-level="3">Schaltplan</text:h>
      <text:p text:style-name="P10">//GPIO ausschreiben</text:p>
      <text:h text:style-name="Heading_20_3" text:outline-level="3">Raspberry P<text:span text:style-name="T3">i</text:span></text:h>
      <text:p text:style-name="P14">//Preis → Bsp, <text:span text:style-name="T24">wifi bluetooth</text:span></text:p>
      <text:p text:style-name="P8">Der Raspberry Pi ist ein <text:span text:style-name="T9">Einplatinen-Computer, welcher vom Engländer Eben Upton entwickelt wurde, um Jugendliche an das Programmieren heranzuführen. Das erste Modell des Raspberry Pi wurde 2012 veröffentlicht, und wurde viel öfter gekauft als von Eben Upton erwartet (vgl. </text:span><text:a xlink:type="simple" xlink:href="https://www.zdnet.de/88142428/die-geschichte-des-raspberry-pi/" text:style-name="Internet_20_link" text:visited-style-name="Visited_20_Internet_20_Link"><text:span text:style-name="T9">https://www.zdnet.de</text:span></text:a><text:span text:style-name="T9">, KLING 2013). <text:s/>Die 7 bereits veröffentlichten Modelle haben ungefähr die Größe einer Kreditkarte, und besitzen <text:s/>je nach Modell 26, 40 oder 44 GPIO-Pins welche z.B. zur Ansteuerung von verschiedenen elektronischen Geräten genutzt werden können (vgl. </text:span><text:a xlink:type="simple" xlink:href="https://www.raspberrypi.org/" text:style-name="Internet_20_link" text:visited-style-name="Visited_20_Internet_20_Link"><text:span text:style-name="T9">https://www.raspberrypi.org</text:span></text:a><text:span text:style-name="T9">, Raspberry Pi Foundation o.J.). GPIO ist die englische <text:s/></text:span><text:soft-page-break/><text:span text:style-name="T9">Abkürzung für General Purpose Input Output und beschreibt programmierbare Ein- und Ausgänge für allgemeine Zwecke. Bei einem GPIO handelt es sich meist um Lötpunkte oder z.B. im Fall des Raspberry Pi‘s um Pins. Diese Pins können bei entsprechender Programmierung digitale Signale aufnehmen oder Abgeben (vgl. </text:span><text:a xlink:type="simple" xlink:href="https://www.elektronik-kompendium.de/" text:style-name="Internet_20_link" text:visited-style-name="Visited_20_Internet_20_Link"><text:span text:style-name="T9">https://www.elektronik-kompendium.de</text:span></text:a><text:span text:style-name="T9">, SCHNABEL o.J.). Somit können sie für eine Vielzahl von Anwendungsmöglichkeiten genutzt werden, und sind für den Katzenfütterungsroboter sehr hilfreich.</text:span></text:p>
      <text:h text:style-name="P34" text:outline-level="3">Motor</text:h>
      <text:h text:style-name="Heading_20_3" text:outline-level="3">Wägezelle</text:h>
      <text:p text:style-name="P15"><text:s/>Wägezellen bestehen meist aus einem relativ steifen Federelement und <text:span text:style-name="T21">mehreren</text:span> Dehnungsmessstreifen, welche am günstigen Punkten auf dem Feder­element positioniert werden. <text:span text:style-name="T20">Die Form des Federelements ist dabei meist nur von sekundärer Bedeutung, da für die eigentliche Messung nur ein kleiner Bereich benötigt wird, der allerdings möglichst störungsfrei sein sollte(vgl. PAETOW 1988, S.126). Die Messung an sich wird von den Dehnmessstreifen übernommen. Sie sind an entgegengesetzten Seiten des Federelements positioniert und dehnen sich oder ziehen sich zusammen, wenn Druck auf diesen ausgeübt wird. Die Dehnmess­streifen haben einen gewissen elektrischen Widerstand, welcher sich durch das Dehnen und Zusammenziehen verändert(vgl. PAETOW 1988, S.129). Er verursacht anschließend eine Spannungsänderung, welche in diesem Fall an den HX711 <text:s/>Lastzellenverstärker weitergegeben wird(vgl. PAETOW 1988, S.130).</text:span></text:p>
      <text:h text:style-name="Heading_20_3" text:outline-level="3">HX711 Lastzellenverstärker</text:h>
      <text:p text:style-name="P15"><text:span text:style-name="T23">Um die</text:span> Wägezelle effektiv nutzen zu können, benötigt <text:span text:style-name="T23">man neben der Wägezelle noch einen Chip</text:span>, welcher das elektronische Signal der Wägezelle in ein digitales, für den Raspberry Pi nutzbares, Signal umwandeln kann. <text:span text:style-name="T23">I</text:span>n diesem Fall <text:span text:style-name="T23">übernimmt dies</text:span> der HX711 Lastzellenverstärker. <text:span text:style-name="T23">An das HX711 sind die Wägezelle, der Raspberry Pi und ein externes Netzteil angeschlossen.</text:span></text:p>
      <text:h text:style-name="Heading_20_2" text:outline-level="2"><text:soft-page-break/>Erläuterung des Codes</text:h>
      <text:h text:style-name="P31" text:outline-level="1">Zusammenfassung</text:h>
      <text:h text:style-name="P31" text:outline-level="1">Literaturverzeichnis</text:h>
      <text:p text:style-name="P19">-AC-Servo-Antriebstechnik (Rolf Lehmann)</text:p>
      <text:p text:style-name="P18">-Technische Druck- und Kraftmessung (K.W.Bonfig)</text:p>
      <text:p text:style-name="P18">-Industrieroboter (E.J. Kreuzer, J.-B. Lugtenburg, H.-G. Meißner, A. Truckenbrodt)</text:p>
      <text:p text:style-name="P18">-Robotertechnik (D. McCloy, D.M.J. Harris)</text:p>
      <text:p text:style-name="P18"/>
      <text:p text:style-name="P18"/>
      <text:p text:style-name="P25">Paetow, J.: Wägezellen und Kraftaufnehmer nach dem Dehnungsmeßstreifenverfahren. In: Bartz, Wilfried J. (Hg.): Technische Druck- und Kraftmessung, <text:span text:style-name="T22">Esslingen 1988. 125-147</text:span></text:p>
      <text:p text:style-name="P18"/>
      <text:p text:style-name="P23">Ichbiah, Daniel: Roboter. Geschichte_Technik_Entwicklung, München 2005</text:p>
      <text:p text:style-name="P18"/>
      <text:p text:style-name="P20">Kling, Bernd: Die Geschichte des Raspberry Pi, <text:span text:style-name="T10">2013, </text:span></text:p>
      <text:p text:style-name="P20"><text:a xlink:type="simple" xlink:href="https://www.zdnet.de/88142428/die-geschichte-des-raspberry-pi/%5B15.10.2018" text:style-name="Internet_20_link" text:visited-style-name="Visited_20_Internet_20_Link"><text:span text:style-name="T10">https://www.zdnet.de/88142428/die-geschichte-des-raspberry-pi/[15.10.2018</text:span></text:a><text:span text:style-name="T10">]</text:span></text:p>
      <text:p text:style-name="P20"/>
      <text:p text:style-name="P21">Raspberry Pi Foundation: Buy a Raspberry Pi, o.J., <text:a xlink:type="simple" xlink:href="https://www.raspberrypi.org/products/%5B15.10.2018" text:style-name="Internet_20_link" text:visited-style-name="Visited_20_Internet_20_Link">https://www.raspberrypi.org/products/[15.10.2018</text:a>]</text:p>
      <text:p text:style-name="P21"/>
      <text:p text:style-name="P22">Wikimedia Foundation Inc.: Automat, 2018</text:p>
      <text:p text:style-name="P22"><text:a xlink:type="simple" xlink:href="https://de.wikipedia.org/wiki/Automat%5B15.10.2018" text:style-name="Internet_20_link" text:visited-style-name="Visited_20_Internet_20_Link">https://de.wikipedia.org/wiki/Automat[15.10.2018</text:a>] <text:s/></text:p>
      <text:p text:style-name="P22"/>
      <text:p text:style-name="P24">Schnabel, Patrick:Raspberry Pi: GPIO - General Purpose Input Output, o.J., </text:p>
      <text:p text:style-name="P26"><text:a xlink:type="simple" xlink:href="https://www.elektronik-kompendium.de/sites/raspberry-pi/2002191.htm%5B16.10.2018%5Dv" text:style-name="Internet_20_link" text:visited-style-name="Visited_20_Internet_20_Link"><text:span text:style-name="T15">https://www.elektronik-kompendium.de/sites/raspberry-pi/2002191.htm[16.10.2018]</text:span></text:a></text:p>
      <text:p text:style-name="P20"/>
      <text:p text:style-name="P7"/>
      <text:h text:style-name="P31" text:outline-level="1">Abbildungsverzeichnis</text:h>
      <text:h text:style-name="Heading_20_1" text:outline-level="1">Abkürzungsverzeichnis</text:h>
      <text:p text:style-name="P9">GPIO<text:tab/><text:tab/>General-purpose input/output</text:p>
      <text:h text:style-name="Heading_20_1" text:outline-level="1"><text:s/>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Fett Kursiv" style:font-family-generic="swiss" style:font-pitch="variable"/>
    <style:font-face style:name="Arial4" svg:font-family="Arial" style:font-adornments="Kursiv"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line-height="150%" fo:text-align="justify" style:justify-single-word="false" style:page-number="auto"/>
      <style:text-properties style:font-name="Arial1" fo:font-family="Arial" style:font-style-name="Standard" style:font-family-generic="swiss" style:font-pitch="variable"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101cm" fo:margin-right="0cm" fo:margin-top="0.42cm" fo:margin-bottom="0.21cm" loext:contextual-spacing="false" fo:line-height="150%" fo:text-indent="0cm" style:auto-text-indent="false" style:page-number="auto" fo:background-color="transparent">
        <style:tab-stops/>
      </style:paragraph-properties>
      <style:text-properties style:font-name="Arial2" fo:font-family="Arial" style:font-style-name="Fett" style:font-family-generic="swiss" style:font-pitch="variable" fo:font-size="11pt" fo:font-style="normal"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42cm" fo:margin-bottom="0.21cm" loext:contextual-spacing="false" fo:line-height="150%" fo:text-indent="0cm" style:auto-text-indent="false" style:page-number="auto"/>
      <style:text-properties style:font-name="Arial3" fo:font-family="Arial" style:font-style-name="Fett Kursiv" style:font-family-generic="swiss" style:font-pitch="variable"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01cm" fo:margin-right="0cm" fo:margin-top="0.42cm" fo:margin-bottom="0.21cm" loext:contextual-spacing="false" fo:text-indent="0cm" style:auto-text-indent="false"/>
      <style:text-properties style:font-name="Arial4" fo:font-family="Arial" style:font-style-name="Kursiv" style:font-family-generic="swiss" style:font-pitch="variable"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margin-top="0.6cm" fo:margin-bottom="0cm" loext:contextual-spacing="false" fo:line-height="150%" fo:text-indent="0cm" style:auto-text-indent="false" style:page-number="auto" fo:background-color="transparent" style:shadow="non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line-height="150%"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7.999cm" style:type="center"/>
          <style:tab-stop style:position="16cm" style:type="right"/>
        </style:tab-stops>
      </style:paragraph-properties>
      <style:text-properties style:font-name="Arial1" fo:font-family="Arial" style:font-style-name="Standard" style:font-family-generic="swiss" style:font-pitch="variable" fo:font-size="11pt"/>
    </style:style>
    <style:style style:name="Contents_20_2" style:display-name="Contents 2"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7.999cm" style:type="center"/>
          <style:tab-stop style:position="16cm" style:type="right"/>
        </style:tab-stops>
      </style:paragraph-properties>
      <style:text-properties style:font-name="Arial1" fo:font-family="Arial" style:font-style-name="Standard" style:font-family-generic="swiss" style:font-pitch="variable" fo:font-size="9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Standard" style:font-family-generic="swiss" style:font-pitch="variable" fo:font-size="9pt" style:font-size-asian="10pt" style:font-size-complex="10pt"/>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auto-update="true" style:class="chapter" style:master-page-name="">
      <loext:graphic-properties draw:fill="none" draw:fill-color="#729fcf"/>
      <style:paragraph-properties fo:line-height="150%" fo:text-align="center" style:justify-single-word="false" style:register-true="false" style:page-number="auto" fo:background-color="transparent" style:shadow="none">
        <style:tab-stops/>
      </style:paragraph-properties>
      <style:text-properties style:font-name="Times New Roman1" fo:font-family="'Times New Roman'" style:font-style-name="Fett"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Times New Roman2" fo:font-family="'Times New Roman'" style:font-style-name="Standard" style:font-family-generic="roman" style:font-pitch="variable" fo:font-size="18pt" fo:font-style="normal" style:font-size-asian="14pt" style:font-style-asian="italic" style:font-size-complex="14pt" style:font-style-complex="italic"/>
    </style:style>
    <style:style style:name="Signature" style:family="paragraph" style:parent-style-name="Standard" style:class="text">
      <style:paragraph-properties text:number-lines="false" text:line-number="0"/>
      <style:text-properties style:font-name="Arial1" fo:font-family="Arial" style:font-style-name="Standard" style:font-family-generic="swiss" style:font-pitch="variable" fo:font-size="11pt"/>
    </style:style>
    <style:style style:name="Contents_20_3" style:display-name="Contents 3" style:family="paragraph" style:parent-style-name="Index" style:class="index">
      <style:paragraph-properties fo:margin-left="0cm" fo:margin-right="0cm" fo:margin-top="0cm" fo:margin-bottom="0cm" loext:contextual-spacing="false" fo:line-height="150%"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default-outline-level="" style:list-style-name=""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Times New Roman2" fo:font-family="'Times New Roman'" style:font-style-name="Standard" style:font-family-generic="roman" style:font-pitch="variabl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loext:graphic-properties draw:fill="none" draw:fill-color="#729fcf"/>
      <style:paragraph-properties fo:background-color="transparent"/>
      <style:text-properties style:font-name="Arial2" fo:font-family="Arial" style:font-style-name="Fett"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Footer_20_left" style:display-name="Footer left" style:family="paragraph" style:parent-style-name="Standard" style:class="extra">
      <style:text-properties style:font-name="Arial1" fo:font-family="Arial" style:font-style-name="Standard" style:font-family-generic="swiss" style:font-pitch="variable" fo:font-size="11pt"/>
    </style:style>
    <style:style style:name="Footer_20_right" style:display-name="Footer right" style:family="paragraph" style:parent-style-name="Standard" style:class="extra">
      <style:text-properties style:font-name="Arial1" fo:font-family="Arial" style:font-style-name="Standard" style:font-family-generic="swiss" style:font-pitch="variable" fo:font-size="11pt"/>
    </style:style>
    <style:style style:name="Numbering_20_Symbols" style:display-name="Numbering Symbols" style:family="text"/>
    <style:style style:name="Page_20_Number" style:display-name="Page Number" style:family="text">
      <style:text-properties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1.199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199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Robotik</text:title></text:p>
      </style:header>
      <style:footer>
        <text:p text:style-name="MP1"><text:page-number text:select-page="current">9</text:page-number></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Index" style:page-layout-name="Mpm4"/>
    <style:master-page style:name="Anhang" style:page-layout-name="Mpm5">
      <style:footer>
        <text:p text:style-name="MP1"><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5:37:44.321000000</meta:creation-date>
    <meta:editing-duration>PT11H1M33S</meta:editing-duration>
    <meta:editing-cycles>23</meta:editing-cycles>
    <meta:generator>LibreOffice/6.1.2.1$Windows_X86_64 LibreOffice_project/65905a128db06ba48db947242809d14d3f9a93fe</meta:generator>
    <dc:title>Robotik</dc:title>
    <dc:date>2018-11-11T18:25:35.564000000</dc:date>
    <meta:document-statistic meta:table-count="0" meta:image-count="0" meta:object-count="0" meta:page-count="9" meta:paragraph-count="86" meta:word-count="1955" meta:character-count="14401" meta:non-whitespace-character-count="12406"/>
  </office:meta>
</office:document-meta>
</file>